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mplo de uso de la cláusula from combinada con la funcion xhtml.</text:p>
      <text:p text:style-name="P1"><office:annotation><dc:creator>Juan León</dc:creator><dc:date>2012-06-13T14:56:58</dc:date><text:p text:style-name="P2"><text:span text:style-name="T1">do text</text:span></text:p><text:p text:style-name="P2"><text:span text:style-name="T1">from xhtml(ejemplo)</text:span></text:p></office:annotatio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León</meta:initial-creator>
    <meta:creation-date>2012-06-12T19:42:05</meta:creation-date>
    <dc:date>2012-06-14T14:29:50</dc:date>
    <meta:editing-duration>PT26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2" meta:word-count="13" meta:character-count="67" meta:non-whitespace-character-count="56"/>
  </office:meta>
</office:document-meta>
</file>